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BufferFieldTest.test_deserializ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setValue( StringBuff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uffer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BufferFieldTest.test_deserializ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ufferFieldTest.test_deserializ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Buffer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BufferFieldTest.test_deserialize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